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136cm"/>
    </style:style>
    <style:style style:name="ro2" style:family="table-row">
      <style:table-row-properties style:row-height="0.459cm" fo:break-before="auto" style:use-optimal-row-height="false"/>
    </style:style>
    <style:style style:name="ro1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background-color="#ffe599" fo:wrap-option="wrap" style:vertical-align="bottom"/>
    </style:style>
  </office:automatic-styles>
  <office:body>
    <office:spreadsheet>
      <table:table table:name="Feuille1" table:style-name="ta1"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number-columns-repeated="4"/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(3*2)*4" office:value-type="float" office:value="24">
            <text:p>24</text:p>
          </table:table-cell>
          <table:table-cell table:number-columns-repeated="3"/>
          <table:table-cell table:style-name="ce2" table:formula="of:=(16*5)+2" office:value-type="float" office:value="82">
            <text:p>82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2" office:value-type="string">
            <text:p>*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*</text:p>
          </table:table-cell>
          <table:table-cell table:style-name="ce2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8"/>
          <table:table-cell table:style-name="ce2" table:formula="of:=SUM([.J21:.P21])" office:value-type="float" office:value="82">
            <text:p>82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4"/>
          <table:table-cell table:number-columns-repeated="2" table:style-name="ce2"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number-columns-repeated="2"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13"/>
          <table:table-cell table:formula="of:=5+1/8" office:value-type="float" office:value="5.125">
            <text:p>5,125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number-columns-repeated="13"/>
          <table:table-cell table:formula="of:=82/16" office:value-type="float" office:value="5.125">
            <text:p>5,125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</text:p>
          </table:table-cell>
          <table:table-cell table:style-name="ce3"/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2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4"/>
          <table:table-cell table:style-name="ce2" table:formula="of:=SUM([.J4:.J10])" office:value-type="float" office:value="10">
            <text:p>10</text:p>
          </table:table-cell>
          <table:table-cell table:style-name="ce2" table:formula="of:=SUM([.K4:.K10])" office:value-type="float" office:value="16">
            <text:p>16</text:p>
          </table:table-cell>
          <table:table-cell table:style-name="ce2" table:formula="of:=SUM([.L4:.L10])" office:value-type="float" office:value="24">
            <text:p>24</text:p>
          </table:table-cell>
          <table:table-cell table:style-name="ce2" table:formula="of:=SUM([.M4:.M10])" office:value-type="float" office:value="32">
            <text:p>32</text:p>
          </table:table-cell>
          <table:table-cell table:style-name="ce2" table:formula="of:=SUM([.N4:.N10])" office:value-type="float" office:value="0">
            <text:p>0</text:p>
          </table:table-cell>
          <table:table-cell table:style-name="ce2" table:formula="of:=SUM([.O4:.O10])" office:value-type="float" office:value="0">
            <text:p>0</text:p>
          </table:table-cell>
          <table:table-cell table:style-name="ce2" table:formula="of:=SUM([.P4:.P10])" office:value-type="float" office:value="0">
            <text:p>0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 table:number-columns-repeated="11"/>
          <table:table-cell table:formula="of:=2^64" office:value-type="float" office:value="1.84467440737096E+019">
            <text:p>1844674407370960000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c</text:p>
          </table:table-cell>
          <table:table-cell table:number-columns-repeated="8"/>
          <table:table-cell table:formula="of:=2^32" office:value-type="float" office:value="4294967296">
            <text:p>429496729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formula="of:=[.L28]^5" office:value-type="float" office:value="1E+045">
            <text:p>100000000000000000000000000000000000000000000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formula="of:=10^9^2" office:value-type="float" office:value="1E+018">
            <text:p>1000000000000000000</text:p>
          </table:table-cell>
          <table:table-cell table:formula="of:=[.L24]/[.L30]" office:value-type="float" office:value="18.4467440737096">
            <text:p>18,446744073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6"/>
        </table:table-row>
        <table:table-row table:style-name="ro2">
          <table:table-cell table:number-columns-repeated="8"/>
          <table:table-cell office:value-type="string">
            <text:p>a,b,c</text:p>
          </table:table-cell>
          <table:table-cell table:number-columns-repeated="6"/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/>
          <table:table-cell office:value-type="string">
            <text:p>denom 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not a, b,c</text:p>
          </table:table-cell>
          <table:table-cell table:number-columns-repeated="5"/>
          <table:table-cell office:value-type="string">
            <text:p>t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not a,notb, c</text:p>
          </table:table-cell>
          <table:table-cell table:number-columns-repeated="5"/>
          <table:table-cell office:value-type="string">
            <text:p>t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a, not b, c</text:p>
          </table:table-cell>
          <table:table-cell table:number-columns-repeated="25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b, not c</text:p>
          </table:table-cell>
          <table:table-cell table:number-columns-repeated="5"/>
          <table:table-cell office:value-type="string">
            <text:p>combin</text:p>
          </table:table-cell>
          <table:table-cell table:formula="of:=[.P33]*[.P32]" office:value-type="float" office:value="0">
            <text:p>0</text:p>
          </table:table-cell>
          <table:table-cell table:formula="of:=[.R32]*[.R33]" office:value-type="float" office:value="1">
            <text:p>1</text:p>
          </table:table-cell>
          <table:table-cell table:formula="of:=[.R33]*[.S32]+[.S33]*[.R32]" office:value-type="float" office:value="6">
            <text:p>6</text:p>
          </table:table-cell>
          <table:table-cell table:formula="of:=[.S33]*[.S32]" office:value-type="float" office:value="9">
            <text:p>9</text:p>
          </table:table-cell>
          <table:table-cell table:formula="of:=[.T33]*[.T32]" office:value-type="float" office:value="0">
            <text:p>0</text:p>
          </table:table-cell>
          <table:table-cell table:formula="of:=[.V32]*[.V33]" office:value-type="float" office:value="2">
            <text:p>2</text:p>
          </table:table-cell>
          <table:table-cell table:formula="of:=[.V33]*[.W32]+[.W33]*[.V32]" office:value-type="float" office:value="8">
            <text:p>8</text:p>
          </table:table-cell>
          <table:table-cell table:formula="of:=[.W33]*[.W32]" office:value-type="float" office:value="6">
            <text:p>6</text:p>
          </table:table-cell>
          <table:table-cell table:formula="of:=[.X33]*[.X32]" office:value-type="float" office:value="0">
            <text:p>0</text:p>
          </table:table-cell>
          <table:table-cell table:formula="of:=[.Z32]*[.Z33]" office:value-type="float" office:value="4">
            <text:p>4</text:p>
          </table:table-cell>
          <table:table-cell table:formula="of:=[.Z33]*[.AA32]+[.AA33]*[.Z32]" office:value-type="float" office:value="8">
            <text:p>8</text:p>
          </table:table-cell>
          <table:table-cell table:formula="of:=[.AA33]*[.AA32]" office:value-type="float" office:value="4">
            <text:p>4</text:p>
          </table:table-cell>
          <table:table-cell table:formula="of:=[.AB33]*[.AB32]" office:value-type="float" office:value="0">
            <text:p>0</text:p>
          </table:table-cell>
          <table:table-cell table:formula="of:=[.AD32]*[.AD33]" office:value-type="float" office:value="6">
            <text:p>6</text:p>
          </table:table-cell>
          <table:table-cell table:formula="of:=[.AD33]*[.AE32]+[.AE33]*[.AD32]" office:value-type="float" office:value="8">
            <text:p>8</text:p>
          </table:table-cell>
          <table:table-cell table:formula="of:=[.AE33]*[.AE32]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9*[.P35]+4*[.Q35]+[.R35]+9*[.T35]+4*[.U35]+[.V35]+9*[.X35]+4*[.Y35]+[.Z35]+9*[.AB35]+4*[.AC35]+[.AD35]" office:value-type="float" office:value="82">
            <text:p>82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, not b, not c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t a, b, not c</text:p>
          </table:table-cell>
          <table:table-cell table:number-columns-repeated="5"/>
          <table:table-cell office:value-type="string">
            <text:p>t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number-columns-repeated="34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14"/>
          <table:table-cell office:value-type="string">
            <text:p>combin</text:p>
          </table:table-cell>
          <table:table-cell table:formula="of:=[.R37]*[.Q35]" office:value-type="float" office:value="1">
            <text:p>1</text:p>
          </table:table-cell>
          <table:table-cell table:formula="of:=[.R37]*[.R35]+[.Q35]*[.S37]" office:value-type="float" office:value="9">
            <text:p>9</text:p>
          </table:table-cell>
          <table:table-cell table:formula="of:=[.R37]*[.S35]+[.R35]*[.S37]" office:value-type="float" office:value="27">
            <text:p>27</text:p>
          </table:table-cell>
          <table:table-cell table:formula="of:=[.S37]*[.S35]" office:value-type="float" office:value="27">
            <text:p>27</text:p>
          </table:table-cell>
          <table:table-cell table:formula="of:=[.V37]*[.U35]" office:value-type="float" office:value="2">
            <text:p>2</text:p>
          </table:table-cell>
          <table:table-cell table:formula="of:=[.V37]*[.V35]+[.U35]*[.W37]" office:value-type="float" office:value="14">
            <text:p>14</text:p>
          </table:table-cell>
          <table:table-cell table:formula="of:=[.V37]*[.W35]+[.V35]*[.W37]" office:value-type="float" office:value="30">
            <text:p>30</text:p>
          </table:table-cell>
          <table:table-cell table:formula="of:=[.W37]*[.W35]" office:value-type="float" office:value="18">
            <text:p>18</text:p>
          </table:table-cell>
          <table:table-cell table:formula="of:=[.Z37]*[.Y35]" office:value-type="float" office:value="4">
            <text:p>4</text:p>
          </table:table-cell>
          <table:table-cell table:formula="of:=[.Z37]*[.Z35]+[.Y35]*[.AA37]" office:value-type="float" office:value="20">
            <text:p>20</text:p>
          </table:table-cell>
          <table:table-cell table:formula="of:=[.Z37]*[.AA35]+[.Z35]*[.AA37]" office:value-type="float" office:value="28">
            <text:p>28</text:p>
          </table:table-cell>
          <table:table-cell table:formula="of:=[.AA37]*[.AA35]" office:value-type="float" office:value="12">
            <text:p>12</text:p>
          </table:table-cell>
          <table:table-cell table:formula="of:=[.AD37]*[.AC35]" office:value-type="float" office:value="12">
            <text:p>12</text:p>
          </table:table-cell>
          <table:table-cell table:formula="of:=[.AD37]*[.AD35]+[.AC35]*[.AE37]" office:value-type="float" office:value="28">
            <text:p>28</text:p>
          </table:table-cell>
          <table:table-cell table:formula="of:=[.AD37]*[.AE35]+[.AD35]*[.AE37]" office:value-type="float" office:value="20">
            <text:p>20</text:p>
          </table:table-cell>
          <table:table-cell table:formula="of:=[.AE37]*[.AE35]" office:value-type="float" office:value="4">
            <text:p>4</text:p>
          </table:table-cell>
          <table:table-cell/>
          <table:table-cell table:formula="of:=16*4" office:value-type="float" office:value="64">
            <text:p>64</text:p>
          </table:table-cell>
          <table:table-cell/>
          <table:table-cell table:formula="of:=9*[.P39]+4*[.Q39]+[.R39]+9*[.T39]+4*[.U39]+[.V39]+9*[.X39]+4*[.Y39]+[.Z39]+9*[.AB39]+4*[.AC39]+[.AD39]" office:value-type="float" office:value="560">
            <text:p>560</text:p>
          </table:table-cell>
          <table:table-cell table:number-columns-repeated="98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formula="of:=COMBIN(50;[.E43])" office:value-type="float" office:value="15890700">
            <text:p>15890700</text:p>
          </table:table-cell>
          <table:table-cell table:number-columns-repeated="5"/>
          <table:table-cell table:formula="of:=27/64" office:value-type="float" office:value="0.421875">
            <text:p>0,421875</text:p>
          </table:table-cell>
          <table:table-cell/>
          <table:table-cell table:formula="of:=82/16" office:value-type="float" office:value="5.125">
            <text:p>5,125</text:p>
          </table:table-cell>
          <table:table-cell table:number-columns-repeated="3"/>
          <table:table-cell table:formula="of:=([.R33]+[.R32])/4" office:value-type="float" office:value="0.5">
            <text:p>0,5</text:p>
          </table:table-cell>
          <table:table-cell table:number-columns-repeated="3"/>
          <table:table-cell table:formula="of:=([.V33]+[.V32])/4" office:value-type="float" office:value="0.75">
            <text:p>0,75</text:p>
          </table:table-cell>
          <table:table-cell table:number-columns-repeated="3"/>
          <table:table-cell table:formula="of:=([.Z33]+[.Z32])/4" office:value-type="float" office:value="1">
            <text:p>1</text:p>
          </table:table-cell>
          <table:table-cell table:number-columns-repeated="3"/>
          <table:table-cell table:formula="of:=([.AD33]+[.AD32])/4" office:value-type="float" office:value="1.25">
            <text:p>1,25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[.J44]/[.K44]" office:value-type="float" office:value="1.625">
            <text:p>1,625</text:p>
          </table:table-cell>
          <table:table-cell table:number-columns-repeated="5"/>
          <table:table-cell table:formula="of:=2*[.R33]*[.R32]/16" office:value-type="float" office:value="0.125">
            <text:p>0,125</text:p>
          </table:table-cell>
          <table:table-cell table:number-columns-repeated="3"/>
          <table:table-cell table:formula="of:=2*[.V33]*[.V32]/16" office:value-type="float" office:value="0.25">
            <text:p>0,25</text:p>
          </table:table-cell>
          <table:table-cell table:number-columns-repeated="3"/>
          <table:table-cell table:formula="of:=2*[.Z33]*[.Z32]/16" office:value-type="float" office:value="0.5">
            <text:p>0,5</text:p>
          </table:table-cell>
          <table:table-cell table:number-columns-repeated="3"/>
          <table:table-cell table:formula="of:=2*[.AD33]*[.AD32]/16" office:value-type="float" office:value="0.75">
            <text:p>0,75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3"/>
          <table:table-cell table:formula="of:=560/64" office:value-type="float" office:value="8.75">
            <text:p>8,75</text:p>
          </table:table-cell>
          <table:table-cell table:number-columns-repeated="990"/>
        </table:table-row>
        <table:table-row table:style-name="ro2">
          <table:table-cell table:number-columns-repeated="13"/>
          <table:table-cell office:value-type="string">
            <text:p>Using solution EV</text:p>
          </table:table-cell>
          <table:table-cell table:number-columns-repeated="3"/>
          <table:table-cell table:formula="of:=([.R32]+[.R33]+[.R37])/4" office:value-type="float" office:value="0.75">
            <text:p>0,75</text:p>
          </table:table-cell>
          <table:table-cell table:number-columns-repeated="3"/>
          <table:table-cell table:formula="of:=([.V32]+[.V33]+[.V37])/4" office:value-type="float" office:value="1">
            <text:p>1</text:p>
          </table:table-cell>
          <table:table-cell table:number-columns-repeated="3"/>
          <table:table-cell table:formula="of:=([.Z32]+[.Z33]+[.Z37])/4" office:value-type="float" office:value="1.25">
            <text:p>1,25</text:p>
          </table:table-cell>
          <table:table-cell table:number-columns-repeated="3"/>
          <table:table-cell table:formula="of:=([.AD32]+[.AD33]+[.AD37])/4" office:value-type="float" office:value="1.75">
            <text:p>1,75</text:p>
          </table:table-cell>
          <table:table-cell table:number-columns-repeated="994"/>
        </table:table-row>
        <table:table-row table:style-name="ro2">
          <table:table-cell table:number-columns-repeated="8"/>
          <table:table-cell table:formula="of:=3.5*4" office:value-type="float" office:value="14">
            <text:p>14</text:p>
          </table:table-cell>
          <table:table-cell table:number-columns-repeated="2"/>
          <table:table-cell table:formula="of:=82/16" office:value-type="float" office:value="5.125">
            <text:p>5,125</text:p>
          </table:table-cell>
          <table:table-cell table:number-columns-repeated="5"/>
          <table:table-cell table:formula="of:=2*([.R32]*[.R33])/16+2*([.R32]*[.R37])/16+2*([.R33]*[.R37])/16" office:value-type="float" office:value="0.375">
            <text:p>0,375</text:p>
          </table:table-cell>
          <table:table-cell table:number-columns-repeated="3"/>
          <table:table-cell table:formula="of:=2*([.V32]*[.V33])/16+2*([.V32]*[.V37])/16+2*([.V33]*[.V37])/16" office:value-type="float" office:value="0.625">
            <text:p>0,625</text:p>
          </table:table-cell>
          <table:table-cell table:number-columns-repeated="3"/>
          <table:table-cell table:formula="of:=2*([.Z32]*[.Z33])/16+2*([.Z32]*[.Z37])/16+2*([.Z33]*[.Z37])/16" office:value-type="float" office:value="1">
            <text:p>1</text:p>
          </table:table-cell>
          <table:table-cell table:number-columns-repeated="3"/>
          <table:table-cell table:formula="of:=2*([.AD32]*[.AD33])/16+2*([.AD32]*[.AD37])/16+2*([.AD33]*[.AD37])/16" office:value-type="float" office:value="2">
            <text:p>2</text:p>
          </table:table-cell>
          <table:table-cell table:number-columns-repeated="994"/>
        </table:table-row>
        <table:table-row table:style-name="ro2">
          <table:table-cell table:number-columns-repeated="11"/>
          <table:table-cell table:formula="of:=222/16" office:value-type="float" office:value="13.875">
            <text:p>13,875</text:p>
          </table:table-cell>
          <table:table-cell table:number-columns-repeated="1012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table:formula="of:=10^6" office:value-type="float" office:value="1000000">
            <text:p>1000000</text:p>
          </table:table-cell>
          <table:table-cell table:style-name="ce2" table:formula="of:=[.B3]*5" office:value-type="float" office:value="5000000">
            <text:p>5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3]+5" office:value-type="float" office:value="5000005">
            <text:p>50000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4]+[.$D$5]" office:value-type="float" office:value="5001005">
            <text:p>500100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5]+[.$D$5]" office:value-type="float" office:value="5002005">
            <text:p>5002005</text:p>
          </table:table-cell>
          <table:table-cell/>
          <table:table-cell table:style-name="ce2" table:formula="of:=[.E5]+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6]+[.$D$5]" office:value-type="float" office:value="5003005">
            <text:p>5003005</text:p>
          </table:table-cell>
          <table:table-cell/>
          <table:table-cell table:style-name="ce2" table:formula="of:=[.E6]+1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7]+[.$D$5]" office:value-type="float" office:value="5004005">
            <text:p>5004005</text:p>
          </table:table-cell>
          <table:table-cell/>
          <table:table-cell table:style-name="ce2" table:formula="of:=[.E7]+1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8]+[.$D$5]" office:value-type="float" office:value="5005005">
            <text:p>5005005</text:p>
          </table:table-cell>
          <table:table-cell/>
          <table:table-cell table:style-name="ce2" table:formula="of:=[.E8]+1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9]+[.$D$5]" office:value-type="float" office:value="5006005">
            <text:p>5006005</text:p>
          </table:table-cell>
          <table:table-cell/>
          <table:table-cell table:style-name="ce2" table:formula="of:=[.E9]+1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0]+[.$D$5]" office:value-type="float" office:value="5007005">
            <text:p>5007005</text:p>
          </table:table-cell>
          <table:table-cell/>
          <table:table-cell table:style-name="ce2" table:formula="of:=[.E10]+1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1]+[.$D$5]" office:value-type="float" office:value="5008005">
            <text:p>5008005</text:p>
          </table:table-cell>
          <table:table-cell/>
          <table:table-cell table:style-name="ce2" table:formula="of:=[.E11]+1" office:value-type="float" office:value="8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C13]-[.C4]" office:value-type="float" office:value="9000">
            <text:p>9000</text:p>
          </table:table-cell>
          <table:table-cell table:style-name="ce2" table:formula="of:=[.C12]+[.$D$5]" office:value-type="float" office:value="5009005">
            <text:p>5009005</text:p>
          </table:table-cell>
          <table:table-cell/>
          <table:table-cell table:style-name="ce2" table:formula="of:=[.E12]+1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=10</text:p>
          </table:table-cell>
          <table:table-cell table:style-name="ce2" table:formula="of:=[.C14]-[.C4]" office:value-type="float" office:value="10100">
            <text:p>10100</text:p>
          </table:table-cell>
          <table:table-cell table:style-name="ce2" table:formula="of:=[.C13]+[.D14]" office:value-type="float" office:value="5010105">
            <text:p>5010105</text:p>
          </table:table-cell>
          <table:table-cell table:style-name="ce2" office:value-type="float" office:value="1100">
            <text:p>1100</text:p>
          </table:table-cell>
          <table:table-cell table:style-name="ce2" table:formula="of:=[.E13]+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4]+[.$B$14]" office:value-type="float" office:value="5020205">
            <text:p>5020205</text:p>
          </table:table-cell>
          <table:table-cell/>
          <table:table-cell table:style-name="ce2" table:formula="of:=[.E14]+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5]+[.$B$14]" office:value-type="float" office:value="5030305">
            <text:p>5030305</text:p>
          </table:table-cell>
          <table:table-cell/>
          <table:table-cell table:style-name="ce2" table:formula="of:=[.E15]+1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6]+[.$B$14]" office:value-type="float" office:value="5040405">
            <text:p>5040405</text:p>
          </table:table-cell>
          <table:table-cell/>
          <table:table-cell table:style-name="ce2" table:formula="of:=[.E16]+1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7]+[.$B$14]" office:value-type="float" office:value="5050505">
            <text:p>5050505</text:p>
          </table:table-cell>
          <table:table-cell/>
          <table:table-cell table:style-name="ce2" table:formula="of:=[.E17]+1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8]+[.$B$14]" office:value-type="float" office:value="5060605">
            <text:p>5060605</text:p>
          </table:table-cell>
          <table:table-cell/>
          <table:table-cell table:style-name="ce2" table:formula="of:=[.E18]+1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9]+[.$B$14]" office:value-type="float" office:value="5070705">
            <text:p>5070705</text:p>
          </table:table-cell>
          <table:table-cell/>
          <table:table-cell table:style-name="ce2" table:formula="of:=[.E19]+1" office:value-type="float" office:value="16">
            <text:p>16</text:p>
          </table:table-cell>
          <table:table-cell table:style-name="ce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0]+[.$B$14]" office:value-type="float" office:value="5080805">
            <text:p>5080805</text:p>
          </table:table-cell>
          <table:table-cell/>
          <table:table-cell table:style-name="ce2" table:formula="of:=[.E20]+1" office:value-type="float" office:value="17">
            <text:p>17</text:p>
          </table:table-cell>
          <table:table-cell table:style-name="ce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=90</text:p>
          </table:table-cell>
          <table:table-cell/>
          <table:table-cell table:style-name="ce2" table:formula="of:=[.C21]+[.$B$14]" office:value-type="float" office:value="5090905">
            <text:p>5090905</text:p>
          </table:table-cell>
          <table:table-cell/>
          <table:table-cell table:style-name="ce2" table:formula="of:=[.E21]+1" office:value-type="float" office:value="18">
            <text:p>18</text:p>
          </table:table-cell>
          <table:table-cell table:style-name="ce2" office:value-type="float" office:value="90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3]-[.C4]" office:value-type="float" office:value="99900">
            <text:p>99900</text:p>
          </table:table-cell>
          <table:table-cell table:style-name="ce2" table:formula="of:=[.C22]+[.B13]" office:value-type="float" office:value="5099905">
            <text:p>5099905</text:p>
          </table:table-cell>
          <table:table-cell/>
          <table:table-cell table:style-name="ce2" table:formula="of:=[.E22]+1" office:value-type="float" office:value="19">
            <text:p>19</text:p>
          </table:table-cell>
          <table:table-cell table:style-name="ce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4]-[.C4]" office:value-type="float" office:value="100010">
            <text:p>100010</text:p>
          </table:table-cell>
          <table:table-cell table:style-name="ce2" table:formula="of:=[.C23]+[.D24]" office:value-type="float" office:value="5100015">
            <text:p>5100015</text:p>
          </table:table-cell>
          <table:table-cell table:style-name="ce2" office:value-type="float" office:value="110">
            <text:p>110</text:p>
          </table:table-cell>
          <table:table-cell table:style-name="ce2" table:formula="of:=[.E23]+1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4]+[.$B$24]" office:value-type="float" office:value="5200025">
            <text:p>5200025</text:p>
          </table:table-cell>
          <table:table-cell/>
          <table:table-cell table:style-name="ce2" table:formula="of:=[.E24]+1" office:value-type="float" office:value="21">
            <text:p>21</text:p>
          </table:table-cell>
          <table:table-cell table:style-name="ce2" table:formula="of:=[.F24]+100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5]+[.$B$24]" office:value-type="float" office:value="5300035">
            <text:p>5300035</text:p>
          </table:table-cell>
          <table:table-cell/>
          <table:table-cell table:style-name="ce2" table:formula="of:=[.E25]+1" office:value-type="float" office:value="22">
            <text:p>22</text:p>
          </table:table-cell>
          <table:table-cell table:style-name="ce2" table:formula="of:=[.F25]+100"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6]+[.$B$24]" office:value-type="float" office:value="5400045">
            <text:p>5400045</text:p>
          </table:table-cell>
          <table:table-cell/>
          <table:table-cell table:style-name="ce2" table:formula="of:=[.E26]+1" office:value-type="float" office:value="23">
            <text:p>23</text:p>
          </table:table-cell>
          <table:table-cell table:style-name="ce2" table:formula="of:=[.F26]+100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7]+[.$B$24]" office:value-type="float" office:value="5500055">
            <text:p>5500055</text:p>
          </table:table-cell>
          <table:table-cell/>
          <table:table-cell table:style-name="ce2" table:formula="of:=[.E27]+1" office:value-type="float" office:value="24">
            <text:p>24</text:p>
          </table:table-cell>
          <table:table-cell table:style-name="ce2" table:formula="of:=[.F27]+100"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8]+[.$B$24]" office:value-type="float" office:value="5600065">
            <text:p>5600065</text:p>
          </table:table-cell>
          <table:table-cell/>
          <table:table-cell table:style-name="ce2" table:formula="of:=[.E28]+1" office:value-type="float" office:value="25">
            <text:p>25</text:p>
          </table:table-cell>
          <table:table-cell table:style-name="ce2" table:formula="of:=[.F28]+100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9]+[.$B$24]" office:value-type="float" office:value="5700075">
            <text:p>5700075</text:p>
          </table:table-cell>
          <table:table-cell/>
          <table:table-cell table:style-name="ce2" table:formula="of:=[.E29]+1" office:value-type="float" office:value="26">
            <text:p>26</text:p>
          </table:table-cell>
          <table:table-cell table:style-name="ce2" table:formula="of:=[.F29]+100"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31]-[.C4]" office:value-type="float" office:value="800080">
            <text:p>800080</text:p>
          </table:table-cell>
          <table:table-cell table:style-name="ce2" table:formula="of:=[.C30]+[.$B$24]" office:value-type="float" office:value="5800085">
            <text:p>5800085</text:p>
          </table:table-cell>
          <table:table-cell/>
          <table:table-cell table:style-name="ce2" table:formula="of:=[.E30]+1" office:value-type="float" office:value="27">
            <text:p>27</text:p>
          </table:table-cell>
          <table:table-cell table:style-name="ce2" table:formula="of:=[.F30]+100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31]+[.$B$24]" office:value-type="float" office:value="5900095">
            <text:p>5900095</text:p>
          </table:table-cell>
          <table:table-cell/>
          <table:table-cell table:style-name="ce2" table:formula="of:=[.E31]+1" office:value-type="float" office:value="28">
            <text:p>28</text:p>
          </table:table-cell>
          <table:table-cell table:style-name="ce2"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table:formula="of:=[.E32]+1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3]+1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4]+1" office:value-type="float" office:value="31">
            <text:p>31</text:p>
          </table:table-cell>
          <table:table-cell table:number-columns-repeated="1019"/>
        </table:table-row>
        <table:table-row table:style-name="ro2" table:number-rows-repeated="65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2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float" office:value="11000">
            <text:p>11000</text:p>
          </table:table-cell>
          <table:table-cell table:style-name="ce2" office:value-type="float" office:value="10000000">
            <text:p>10000000</text:p>
          </table:table-cell>
          <table:table-cell table:style-name="ce2" table:formula="of:=([.B4]*1)+1" office:value-type="float" office:value="10000001">
            <text:p>10000001</text:p>
          </table:table-cell>
          <table:table-cell table:number-columns-repeated="2"/>
          <table:table-cell table:style-name="ce2"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2" table:formula="of:=[.C5]-[.$C$4]" office:value-type="float" office:value="11000">
            <text:p>11000</text:p>
          </table:table-cell>
          <table:table-cell table:style-name="ce2" table:formula="of:=[.C4]+[.$A$4]" office:value-type="float" office:value="10011001">
            <text:p>10011001</text:p>
          </table:table-cell>
          <table:table-cell table:style-name="ce2" office:value-type="float" office:value="1">
            <text:p>1</text:p>
          </table:table-cell>
          <table:table-cell/>
          <table:table-cell table:style-name="ce2" table:formula="of:=101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table:style-name="ce2" office:value-type="float" office:value="110">
            <text:p>110</text:p>
          </table:table-cell>
          <table:table-cell/>
          <table:table-cell table:style-name="ce2" table:formula="of:=[.C5]+[.$A$4]" office:value-type="float" office:value="10022001">
            <text:p>10022001</text:p>
          </table:table-cell>
          <table:table-cell table:style-name="ce2" table:formula="of:=[.D5]+1" office:value-type="float" office:value="2">
            <text:p>2</text:p>
          </table:table-cell>
          <table:table-cell/>
          <table:table-cell table:style-name="ce2" table:formula="of:=[.F5]+10"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2" table:formula="of:=[.C6]+[.$A$4]" office:value-type="float" office:value="10033001">
            <text:p>10033001</text:p>
          </table:table-cell>
          <table:table-cell table:style-name="ce2" table:formula="of:=[.D6]+1" office:value-type="float" office:value="3">
            <text:p>3</text:p>
          </table:table-cell>
          <table:table-cell/>
          <table:table-cell table:style-name="ce2" table:formula="of:=[.F6]+10" office:value-type="float" office:value="121">
            <text:p>121</text:p>
          </table:table-cell>
          <table:table-cell table:style-name="ce2" table:formula="of:=[.G6]+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7]+[.$A$4]" office:value-type="float" office:value="10044001">
            <text:p>10044001</text:p>
          </table:table-cell>
          <table:table-cell table:style-name="ce2" table:formula="of:=[.D7]+1" office:value-type="float" office:value="4">
            <text:p>4</text:p>
          </table:table-cell>
          <table:table-cell/>
          <table:table-cell table:style-name="ce2" table:formula="of:=[.F7]+10" office:value-type="float" office:value="131">
            <text:p>131</text:p>
          </table:table-cell>
          <table:table-cell table:style-name="ce2" table:formula="of:=[.G7]+1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8]+[.$A$4]" office:value-type="float" office:value="10055001">
            <text:p>10055001</text:p>
          </table:table-cell>
          <table:table-cell table:style-name="ce2" table:formula="of:=[.D8]+1" office:value-type="float" office:value="5">
            <text:p>5</text:p>
          </table:table-cell>
          <table:table-cell/>
          <table:table-cell table:style-name="ce2" table:formula="of:=[.F8]+10" office:value-type="float" office:value="141">
            <text:p>141</text:p>
          </table:table-cell>
          <table:table-cell table:style-name="ce2" table:formula="of:=[.G8]+1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9]+[.$A$4]" office:value-type="float" office:value="10066001">
            <text:p>10066001</text:p>
          </table:table-cell>
          <table:table-cell table:style-name="ce2" table:formula="of:=[.D9]+1" office:value-type="float" office:value="6">
            <text:p>6</text:p>
          </table:table-cell>
          <table:table-cell/>
          <table:table-cell table:style-name="ce2" table:formula="of:=[.F9]+10" office:value-type="float" office:value="151">
            <text:p>151</text:p>
          </table:table-cell>
          <table:table-cell table:style-name="ce2" table:formula="of:=[.G9]+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1]-[.$C$4]" office:value-type="float" office:value="77000">
            <text:p>77000</text:p>
          </table:table-cell>
          <table:table-cell table:style-name="ce2" table:formula="of:=[.C10]+[.$A$4]" office:value-type="float" office:value="10077001">
            <text:p>10077001</text:p>
          </table:table-cell>
          <table:table-cell table:style-name="ce2" table:formula="of:=[.D10]+1" office:value-type="float" office:value="7">
            <text:p>7</text:p>
          </table:table-cell>
          <table:table-cell/>
          <table:table-cell table:style-name="ce2" table:formula="of:=[.F10]+10" office:value-type="float" office:value="161">
            <text:p>161</text:p>
          </table:table-cell>
          <table:table-cell table:style-name="ce2" table:formula="of:=[.G10]+1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2]-[.$C$4]" office:value-type="float" office:value="88000">
            <text:p>88000</text:p>
          </table:table-cell>
          <table:table-cell table:style-name="ce2" table:formula="of:=[.C11]+[.$A$4]" office:value-type="float" office:value="10088001">
            <text:p>10088001</text:p>
          </table:table-cell>
          <table:table-cell table:style-name="ce2" table:formula="of:=[.D11]+1" office:value-type="float" office:value="8">
            <text:p>8</text:p>
          </table:table-cell>
          <table:table-cell/>
          <table:table-cell table:style-name="ce2" table:formula="of:=[.F11]+10" office:value-type="float" office:value="171">
            <text:p>171</text:p>
          </table:table-cell>
          <table:table-cell table:style-name="ce2" table:formula="of:=[.G11]+1" office:value-type="float" office:value="7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3]-[.$C$4]" office:value-type="float" office:value="99000">
            <text:p>99000</text:p>
          </table:table-cell>
          <table:table-cell table:style-name="ce2" table:formula="of:=[.C12]+[.$A$4]" office:value-type="float" office:value="10099001">
            <text:p>10099001</text:p>
          </table:table-cell>
          <table:table-cell table:style-name="ce2" table:formula="of:=[.D12]+1" office:value-type="float" office:value="9">
            <text:p>9</text:p>
          </table:table-cell>
          <table:table-cell/>
          <table:table-cell table:style-name="ce2" table:formula="of:=[.F12]+10" office:value-type="float" office:value="181">
            <text:p>181</text:p>
          </table:table-cell>
          <table:table-cell table:style-name="ce2" table:formula="of:=[.G12]+1" office:value-type="float" office:value="8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4]-[.$C$4]" office:value-type="float" office:value="100100">
            <text:p>100100</text:p>
          </table:table-cell>
          <table:table-cell table:style-name="ce2" table:formula="of:=[.C13]+[.$A$5]" office:value-type="float" office:value="10100101">
            <text:p>10100101</text:p>
          </table:table-cell>
          <table:table-cell table:style-name="ce2" office:value-type="float" office:value="10">
            <text:p>10</text:p>
          </table:table-cell>
          <table:table-cell/>
          <table:table-cell table:style-name="ce2" table:formula="of:=191" office:value-type="float" office:value="191">
            <text:p>191</text:p>
          </table:table-cell>
          <table:table-cell table:style-name="ce2" table:formula="of:=[.G13]+1" office:value-type="float" office:value="9">
            <text:p>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5]-[.$C$4]" office:value-type="float" office:value="200200">
            <text:p>200200</text:p>
          </table:table-cell>
          <table:table-cell table:style-name="ce2" table:formula="of:=[.C14]+[.$B$14]" office:value-type="float" office:value="10200201">
            <text:p>10200201</text:p>
          </table:table-cell>
          <table:table-cell table:style-name="ce2" table:formula="of:=[.D14]+10" office:value-type="float" office:value="20">
            <text:p>20</text:p>
          </table:table-cell>
          <table:table-cell/>
          <table:table-cell table:style-name="ce2" table:formula="of:=[.F14]+11" office:value-type="float" office:value="202">
            <text:p>202</text:p>
          </table:table-cell>
          <table:table-cell table:style-name="ce2" table:formula="of:=[.G14]+1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6]-[.$C$4]" office:value-type="float" office:value="300300">
            <text:p>300300</text:p>
          </table:table-cell>
          <table:table-cell table:style-name="ce2" table:formula="of:=[.C15]+[.$B$14]" office:value-type="float" office:value="10300301">
            <text:p>10300301</text:p>
          </table:table-cell>
          <table:table-cell table:style-name="ce2" table:formula="of:=[.D15]+10" office:value-type="float" office:value="30">
            <text:p>30</text:p>
          </table:table-cell>
          <table:table-cell/>
          <table:table-cell table:style-name="ce2" table:formula="of:=[.F15]+101" office:value-type="float" office:value="303">
            <text:p>303</text:p>
          </table:table-cell>
          <table:table-cell table:style-name="ce2" table:formula="of:=[.G15]+10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7]-[.$C$4]" office:value-type="float" office:value="400400">
            <text:p>400400</text:p>
          </table:table-cell>
          <table:table-cell table:style-name="ce2" table:formula="of:=[.C16]+[.$B$14]" office:value-type="float" office:value="10400401">
            <text:p>10400401</text:p>
          </table:table-cell>
          <table:table-cell table:style-name="ce2" table:formula="of:=[.D16]+10" office:value-type="float" office:value="40">
            <text:p>40</text:p>
          </table:table-cell>
          <table:table-cell/>
          <table:table-cell table:style-name="ce2" table:formula="of:=[.F16]+101" office:value-type="float" office:value="404">
            <text:p>404</text:p>
          </table:table-cell>
          <table:table-cell table:style-name="ce2" table:formula="of:=[.G16]+10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8]-[.$C$4]" office:value-type="float" office:value="500500">
            <text:p>500500</text:p>
          </table:table-cell>
          <table:table-cell table:style-name="ce2" table:formula="of:=[.C17]+[.$B$14]" office:value-type="float" office:value="10500501">
            <text:p>10500501</text:p>
          </table:table-cell>
          <table:table-cell table:style-name="ce2" table:formula="of:=[.D17]+10" office:value-type="float" office:value="50">
            <text:p>50</text:p>
          </table:table-cell>
          <table:table-cell/>
          <table:table-cell table:style-name="ce2" table:formula="of:=[.F17]+101" office:value-type="float" office:value="505">
            <text:p>505</text:p>
          </table:table-cell>
          <table:table-cell table:style-name="ce2" table:formula="of:=[.G17]+10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9]-[.$C$4]" office:value-type="float" office:value="600600">
            <text:p>600600</text:p>
          </table:table-cell>
          <table:table-cell table:style-name="ce2" table:formula="of:=[.C18]+[.$B$14]" office:value-type="float" office:value="10600601">
            <text:p>10600601</text:p>
          </table:table-cell>
          <table:table-cell table:style-name="ce2" table:formula="of:=[.D18]+10" office:value-type="float" office:value="60">
            <text:p>60</text:p>
          </table:table-cell>
          <table:table-cell/>
          <table:table-cell table:style-name="ce2" table:formula="of:=[.F18]+101" office:value-type="float" office:value="606">
            <text:p>606</text:p>
          </table:table-cell>
          <table:table-cell table:style-name="ce2" table:formula="of:=[.G18]+10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0]-[.$C$4]" office:value-type="float" office:value="700700">
            <text:p>700700</text:p>
          </table:table-cell>
          <table:table-cell table:style-name="ce2" table:formula="of:=[.C19]+[.$B$14]" office:value-type="float" office:value="10700701">
            <text:p>10700701</text:p>
          </table:table-cell>
          <table:table-cell table:style-name="ce2" table:formula="of:=[.D19]+10" office:value-type="float" office:value="70">
            <text:p>70</text:p>
          </table:table-cell>
          <table:table-cell/>
          <table:table-cell table:style-name="ce2" table:formula="of:=[.F19]+101" office:value-type="float" office:value="707">
            <text:p>707</text:p>
          </table:table-cell>
          <table:table-cell table:style-name="ce2" table:formula="of:=[.G19]+10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1]-[.$C$4]" office:value-type="float" office:value="800800">
            <text:p>800800</text:p>
          </table:table-cell>
          <table:table-cell table:style-name="ce2" table:formula="of:=[.C20]+[.$B$14]" office:value-type="float" office:value="10800801">
            <text:p>10800801</text:p>
          </table:table-cell>
          <table:table-cell table:style-name="ce2" table:formula="of:=[.D20]+10" office:value-type="float" office:value="80">
            <text:p>80</text:p>
          </table:table-cell>
          <table:table-cell/>
          <table:table-cell table:style-name="ce2" table:formula="of:=[.F20]+101" office:value-type="float" office:value="808">
            <text:p>808</text:p>
          </table:table-cell>
          <table:table-cell table:style-name="ce2" table:formula="of:=[.G20]+10" office:value-type="float" office:value="70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2]-[.$C$4]" office:value-type="float" office:value="900900">
            <text:p>900900</text:p>
          </table:table-cell>
          <table:table-cell table:style-name="ce2" table:formula="of:=[.C21]+[.$B$14]" office:value-type="float" office:value="10900901">
            <text:p>10900901</text:p>
          </table:table-cell>
          <table:table-cell table:style-name="ce2" table:formula="of:=[.D21]+10" office:value-type="float" office:value="90">
            <text:p>90</text:p>
          </table:table-cell>
          <table:table-cell/>
          <table:table-cell table:style-name="ce2" table:formula="of:=[.F21]+101" office:value-type="float" office:value="909">
            <text:p>909</text:p>
          </table:table-cell>
          <table:table-cell table:style-name="ce2" table:formula="of:=[.G21]+10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3]-[.$C$4]" office:value-type="float" office:value="999900">
            <text:p>999900</text:p>
          </table:table-cell>
          <table:table-cell table:style-name="ce2" table:formula="of:=[.C22]+[.$B$13]" office:value-type="float" office:value="10999901">
            <text:p>10999901</text:p>
          </table:table-cell>
          <table:table-cell table:style-name="ce2" office:value-type="float" office:value="99">
            <text:p>99</text:p>
          </table:table-cell>
          <table:table-cell/>
          <table:table-cell table:style-name="ce2" table:formula="of:=[.F22]+90" office:value-type="float" office:value="999">
            <text:p>999</text:p>
          </table:table-cell>
          <table:table-cell table:style-name="ce2"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4]-[.$C$4]" office:value-type="float" office:value="1000010">
            <text:p>1000010</text:p>
          </table:table-cell>
          <table:table-cell table:style-name="ce2" table:formula="of:=[.C23]+[.$A$6]" office:value-type="float" office:value="11000011">
            <text:p>11000011</text:p>
          </table:table-cell>
          <table:table-cell table:style-name="ce2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5]-[.$C$4]" office:value-type="float" office:value="2000020">
            <text:p>2000020</text:p>
          </table:table-cell>
          <table:table-cell table:style-name="ce2" table:formula="of:=[.C24]+[.$B$24]" office:value-type="float" office:value="12000021">
            <text:p>12000021</text:p>
          </table:table-cell>
          <table:table-cell table:style-name="ce2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6]-[.$C$4]" office:value-type="float" office:value="3000030">
            <text:p>3000030</text:p>
          </table:table-cell>
          <table:table-cell table:style-name="ce2" table:formula="of:=[.C25]+[.$B$24]" office:value-type="float" office:value="13000031">
            <text:p>13000031</text:p>
          </table:table-cell>
          <table:table-cell table:style-name="ce2"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7]-[.$C$4]" office:value-type="float" office:value="4000040">
            <text:p>4000040</text:p>
          </table:table-cell>
          <table:table-cell table:style-name="ce2" table:formula="of:=[.C26]+[.$B$24]" office:value-type="float" office:value="14000041">
            <text:p>14000041</text:p>
          </table:table-cell>
          <table:table-cell table:style-name="ce2"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8]-[.$C$4]" office:value-type="float" office:value="5000050">
            <text:p>5000050</text:p>
          </table:table-cell>
          <table:table-cell table:style-name="ce2" table:formula="of:=[.C27]+[.$B$24]" office:value-type="float" office:value="15000051">
            <text:p>15000051</text:p>
          </table:table-cell>
          <table:table-cell table:style-name="ce2"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9]-[.$C$4]" office:value-type="float" office:value="6000060">
            <text:p>6000060</text:p>
          </table:table-cell>
          <table:table-cell table:style-name="ce2" table:formula="of:=[.C28]+[.$B$24]" office:value-type="float" office:value="16000061">
            <text:p>16000061</text:p>
          </table:table-cell>
          <table:table-cell table:style-name="ce2" office:value-type="float" office:value="600">
            <text:p>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0]-[.$C$4]" office:value-type="float" office:value="7000070">
            <text:p>7000070</text:p>
          </table:table-cell>
          <table:table-cell table:style-name="ce2" table:formula="of:=[.C29]+[.$B$24]" office:value-type="float" office:value="17000071">
            <text:p>17000071</text:p>
          </table:table-cell>
          <table:table-cell table:style-name="ce2" office:value-type="float" office:value="700">
            <text:p>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1]-[.$C$4]" office:value-type="float" office:value="8000080">
            <text:p>8000080</text:p>
          </table:table-cell>
          <table:table-cell table:style-name="ce2" table:formula="of:=[.C30]+[.$B$24]" office:value-type="float" office:value="18000081">
            <text:p>18000081</text:p>
          </table:table-cell>
          <table:table-cell table:style-name="ce2"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[.C32]-[.$C$4]" office:value-type="float" office:value="9000090">
            <text:p>9000090</text:p>
          </table:table-cell>
          <table:table-cell table:style-name="ce2" table:formula="of:=[.C31]+[.$B$24]" office:value-type="float" office:value="19000091">
            <text:p>19000091</text:p>
          </table:table-cell>
          <table:table-cell table:style-name="ce2" office:value-type="float" office:value="900">
            <text:p>900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[.C33]-[.$C$4]" office:value-type="float" office:value="9999990">
            <text:p>9999990</text:p>
          </table:table-cell>
          <table:table-cell table:style-name="ce2" table:formula="of:=[.C32]+[.$B$23]" office:value-type="float" office:value="19999991">
            <text:p>19999991</text:p>
          </table:table-cell>
          <table:table-cell table:style-name="ce2" table:formula="of:=999" office:value-type="float" office:value="999">
            <text:p>999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4]-[.$C$4]" office:value-type="float" office:value="10000001">
            <text:p>10000001</text:p>
          </table:table-cell>
          <table:table-cell table:style-name="ce2" table:formula="of:=[.C33]+[.$A$7]" office:value-type="float" office:value="20000002">
            <text:p>20000002</text:p>
          </table:table-cell>
          <table:table-cell table:style-name="ce2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table:formula="of:=[.C35]-[.$C$4]" office:value-type="float" office:value="20000002">
            <text:p>20000002</text:p>
          </table:table-cell>
          <table:table-cell table:style-name="ce2" table:formula="of:=[.C34]+[.$B$34]" office:value-type="float" office:value="30000003">
            <text:p>30000003</text:p>
          </table:table-cell>
          <table:table-cell table:style-name="ce2" table:formula="of:=[.D34]+1000"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table:formula="of:=[.C36]-[.$C$4]" office:value-type="float" office:value="30000003">
            <text:p>30000003</text:p>
          </table:table-cell>
          <table:table-cell table:style-name="ce2" table:formula="of:=[.C35]+[.$B$34]" office:value-type="float" office:value="40000004">
            <text:p>40000004</text:p>
          </table:table-cell>
          <table:table-cell table:style-name="ce2" table:formula="of:=[.D35]+1000" office:value-type="float" office:value="3000">
            <text:p>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7]-[.$C$4]" office:value-type="float" office:value="40000004">
            <text:p>40000004</text:p>
          </table:table-cell>
          <table:table-cell table:style-name="ce2" table:formula="of:=[.C36]+[.$B$34]" office:value-type="float" office:value="50000005">
            <text:p>50000005</text:p>
          </table:table-cell>
          <table:table-cell table:style-name="ce2" table:formula="of:=[.D36]+1000"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table:formula="of:=[.C38]-[.$C$4]" office:value-type="float" office:value="50000005">
            <text:p>50000005</text:p>
          </table:table-cell>
          <table:table-cell table:style-name="ce2" table:formula="of:=[.C37]+[.$B$34]" office:value-type="float" office:value="60000006">
            <text:p>60000006</text:p>
          </table:table-cell>
          <table:table-cell table:style-name="ce2" table:formula="of:=[.D37]+1000" office:value-type="float" office:value="5000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4004">
            <text:p>4004</text:p>
          </table:table-cell>
          <table:table-cell table:style-name="ce2" table:formula="of:=[.C39]-[.$C$4]" office:value-type="float" office:value="60000006">
            <text:p>60000006</text:p>
          </table:table-cell>
          <table:table-cell table:style-name="ce2" table:formula="of:=[.C38]+[.$B$34]" office:value-type="float" office:value="70000007">
            <text:p>70000007</text:p>
          </table:table-cell>
          <table:table-cell table:style-name="ce2" table:formula="of:=[.D38]+1000" office:value-type="float" office:value="6000">
            <text:p>6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0]-[.$C$4]" office:value-type="float" office:value="70000007">
            <text:p>70000007</text:p>
          </table:table-cell>
          <table:table-cell table:style-name="ce2" table:formula="of:=[.C39]+[.$B$34]" office:value-type="float" office:value="80000008">
            <text:p>80000008</text:p>
          </table:table-cell>
          <table:table-cell table:style-name="ce2" table:formula="of:=[.D39]+1000" office:value-type="float" office:value="7000">
            <text:p>7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1]-[.$C$4]" office:value-type="float" office:value="80000008">
            <text:p>80000008</text:p>
          </table:table-cell>
          <table:table-cell table:style-name="ce2" table:formula="of:=[.C40]+[.$B$34]" office:value-type="float" office:value="90000009">
            <text:p>90000009</text:p>
          </table:table-cell>
          <table:table-cell table:style-name="ce2" table:formula="of:=[.D40]+1000"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2]-[.$C$4]" office:value-type="float" office:value="89999998">
            <text:p>89999998</text:p>
          </table:table-cell>
          <table:table-cell table:style-name="ce2" table:formula="of:=[.C41]+[.B33]" office:value-type="float" office:value="99999999">
            <text:p>99999999</text:p>
          </table:table-cell>
          <table:table-cell table:style-name="ce2" table:formula="of:=8999" office:value-type="float" office:value="8999">
            <text:p>8999</text:p>
          </table:table-cell>
          <table:table-cell table:number-columns-repeated="1020"/>
        </table:table-row>
        <table:table-row table:style-name="ro2" table:number-rows-repeated="58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15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11T15:44:52.03</dc:date>
    <meta:print-date>1969-12-31T16:00:00</meta:print-date>
    <meta:editing-duration>PT11H58M47S</meta:editing-duration>
    <meta:editing-cycles>5</meta:editing-cycles>
    <meta:generator>OpenOffice.org/3.4.1$Win32 OpenOffice.org_project/341m1$Build-9593</meta:generator>
    <meta:document-statistic meta:table-count="3" meta:cell-count="488" meta:object-count="0"/>
  </office:meta>
</office:document-meta>
</file>